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ontents_20_Heading" style:master-page-name="OrangePage">
      <style:paragraph-properties style:page-number="auto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 containing RES_PAGEDES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">Table of Contents containing RES_PAGEDESC</text:p>
          </text:index-title>
        </text:index-body>
      </text:table-of-conten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41b4a" officeooo:paragraph-rsid="00141b4a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4.1339in" style:num-format="1" style:print-orientation="landscape" fo:margin-top="1in" fo:margin-bottom="1in" fo:margin-left="1.25in" fo:margin-right="1.25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4.1339in" fo:page-height="5.827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dbb6" draw:opacity="100%"/>
    </style:style>
  </office:automatic-styles>
  <office:master-styles>
    <style:master-page style:name="Standard" style:page-layout-name="Mpm1" draw:style-name="Mdp1"/>
    <style:master-page style:name="OrangePage" style:page-layout-name="Mpm2" draw:style-name="Mdp2">
      <style:header>
        <text:p text:style-name="MP1">Orange Page</text:p>
      </style:head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17:24:19.970393582</meta:creation-date>
    <dc:date>2025-09-17T20:52:06.716015122</dc:date>
    <meta:editing-duration>PT5M24S</meta:editing-duration>
    <meta:editing-cycles>5</meta:editing-cycles>
    <meta:generator>LibreOfficeDev/26.2.0.0.alpha0$Linux_X86_64 LibreOffice_project/17647726d2899ee9c3dc68425b9b7ca914873271</meta:generator>
    <meta:document-statistic meta:table-count="0" meta:image-count="0" meta:object-count="0" meta:page-count="1" meta:paragraph-count="2" meta:word-count="7" meta:character-count="52" meta:non-whitespace-character-count="47"/>
  </office:meta>
</office:document-meta>
</file>